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Horizontal_20_Line">
      <style:paragraph-properties fo:margin-top="0in" fo:margin-bottom="0.111in" style:contextual-spacing="false"/>
      <style:text-properties fo:font-weight="bold" style:font-weight-asian="bold" style:font-weight-complex="bold"/>
    </style:style>
    <style:style style:name="P3" style:family="paragraph" style:parent-style-name="Heading_20_3">
      <style:paragraph-properties fo:margin-top="0in" fo:margin-bottom="0.111in" style:contextual-spacing="false"/>
    </style:style>
    <style:style style:name="P4" style:family="paragraph" style:parent-style-name="Text_20_body">
      <style:paragraph-properties fo:margin-top="0in" fo:margin-bottom="0.111in" style:contextual-spacing="false" fo:line-height="108%"/>
      <style:text-properties fo:font-weight="bold" style:font-weight-asian="bold" style:font-weight-complex="bold"/>
    </style:style>
    <style:style style:name="P5" style:family="paragraph" style:parent-style-name="Text_20_body" style:list-style-name="L1">
      <style:paragraph-properties fo:margin-top="0in" fo:margin-bottom="0.111in" style:contextual-spacing="false" fo:line-height="108%"/>
      <style:text-properties fo:font-weight="bold" style:font-weight-asian="bold" style:font-weight-complex="bold"/>
    </style:style>
    <style:style style:name="P6" style:family="paragraph" style:parent-style-name="Text_20_body" style:list-style-name="L2">
      <style:paragraph-properties fo:margin-top="0in" fo:margin-bottom="0.111in" style:contextual-spacing="false" fo:line-height="108%"/>
      <style:text-properties fo:font-weight="bold" style:font-weight-asian="bold" style:font-weight-complex="bold"/>
    </style:style>
    <style:style style:name="P7" style:family="paragraph" style:parent-style-name="Heading_20_4">
      <style:paragraph-properties fo:margin-top="0in" fo:margin-bottom="0.111in" style:contextual-spacing="false"/>
    </style:style>
    <style:style style:name="P8" style:family="paragraph" style:parent-style-name="Text_20_body" style:list-style-name="L3">
      <style:paragraph-properties fo:margin-top="0in" fo:margin-bottom="0.111in" style:contextual-spacing="false" fo:line-height="108%"/>
      <style:text-properties fo:font-weight="bold" style:font-weight-asian="bold" style:font-weight-complex="bold"/>
    </style:style>
    <style:style style:name="P9" style:family="paragraph" style:parent-style-name="Text_20_body" style:list-style-name="L4">
      <style:paragraph-properties fo:margin-top="0in" fo:margin-bottom="0.111in" style:contextual-spacing="false" fo:line-height="108%"/>
      <style:text-properties fo:font-weight="bold" style:font-weight-asian="bold" style:font-weight-complex="bold"/>
    </style:style>
    <style:style style:name="P10" style:family="paragraph" style:parent-style-name="Text_20_body" style:list-style-name="L5">
      <style:paragraph-properties fo:margin-top="0in" fo:margin-bottom="0.111in" style:contextual-spacing="false" fo:line-height="108%"/>
      <style:text-properties fo:font-weight="bold" style:font-weight-asian="bold" style:font-weight-complex="bold"/>
    </style:style>
    <style:style style:name="P11" style:family="paragraph" style:parent-style-name="Text_20_body" style:list-style-name="L6">
      <style:paragraph-properties fo:margin-top="0in" fo:margin-bottom="0.111in" style:contextual-spacing="false" fo:line-height="108%"/>
      <style:text-properties fo:font-weight="bold" style:font-weight-asian="bold" style:font-weight-complex="bold"/>
    </style:style>
    <style:style style:name="P12" style:family="paragraph" style:parent-style-name="Text_20_body" style:list-style-name="L7">
      <style:paragraph-properties fo:margin-top="0in" fo:margin-bottom="0.111in" style:contextual-spacing="false" fo:line-height="108%"/>
      <style:text-properties fo:font-weight="bold" style:font-weight-asian="bold" style:font-weight-complex="bold"/>
    </style:style>
    <style:style style:name="P13" style:family="paragraph" style:parent-style-name="Text_20_body" style:list-style-name="L8">
      <style:paragraph-properties fo:margin-top="0in" fo:margin-bottom="0.111in" style:contextual-spacing="false" fo:line-height="108%"/>
      <style:text-properties fo:font-weight="bold" style:font-weight-asian="bold" style:font-weight-complex="bold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Strong_20_Emphasis">ELVIS ODHIAMBO</text:span><text:line-break/>📧 elvisodhiambo255@gmail.com | 📍 Nairobi, Kenya | 📞 +254 706 302 881<text:line-break/>🔗 <text:a xlink:type="simple" xlink:href="https://www.linkedin.com/in/elvis-odhiambo-44830126b/" office:target-frame-name="_new" xlink:show="replace" text:style-name="Internet_20_link" text:visited-style-name="Visited_20_Internet_20_Link">LinkedIn</text:a> | 🌐 <text:a xlink:type="simple" xlink:href="https://black-elvis.onrender.com/" office:target-frame-name="_new" xlink:show="replace" text:style-name="Internet_20_link" text:visited-style-name="Visited_20_Internet_20_Link">Portfolio</text:a> | 📊 <text:a xlink:type="simple" xlink:href="https://wakatime.com/@blacknight" office:target-frame-name="_new" xlink:show="replace" text:style-name="Internet_20_link" text:visited-style-name="Visited_20_Internet_20_Link">WakaTime</text:a></text:p>
      <text:p text:style-name="P2"/>
      <text:h text:style-name="P3" text:outline-level="3"><text:span text:style-name="Strong_20_Emphasis">Professional Summary</text:span></text:h>
      <text:p text:style-name="P4">Passionate and experienced <text:span text:style-name="Strong_20_Emphasis">Kotlin Developer</text:span> with over <text:span text:style-name="Strong_20_Emphasis">2 years</text:span> of hands-on experience in building scalable, user-centric Android applications. Adept in <text:span text:style-name="Strong_20_Emphasis">Jetpack Compose</text:span>, <text:span text:style-name="Strong_20_Emphasis">Firebase</text:span>, and <text:span text:style-name="Strong_20_Emphasis">RESTful APIs</text:span>, with a strong foundation in <text:span text:style-name="Strong_20_Emphasis">UI/UX design</text:span>, <text:span text:style-name="Strong_20_Emphasis">Android architecture</text:span>, and <text:span text:style-name="Strong_20_Emphasis">asynchronous programming</text:span>. Familiar with <text:span text:style-name="Strong_20_Emphasis">Agile methodologies</text:span>, CI/CD workflows, and server-side integrations. Eager to build innovative solutions that enhance user experiences and solve real-world problems.</text:p>
      <text:p text:style-name="P2"/>
      <text:h text:style-name="P3" text:outline-level="3"><text:span text:style-name="Strong_20_Emphasis">Core Competencies</text:span></text:h>
      <text:list text:style-name="L1">
        <text:list-item>
          <text:p text:style-name="P5"><text:span text:style-name="Strong_20_Emphasis">Android Development:</text:span> Kotlin, Jetpack Compose, XML, Android SDK</text:p>
        </text:list-item>
        <text:list-item>
          <text:p text:style-name="P5"><text:span text:style-name="Strong_20_Emphasis">Backend Integration:</text:span> Firebase, REST APIs, Realtime Messaging, Auth</text:p>
        </text:list-item>
        <text:list-item>
          <text:p text:style-name="P5"><text:span text:style-name="Strong_20_Emphasis">Architecture &amp; Patterns:</text:span> MVVM, Clean Architecture, ViewModel, LiveData</text:p>
        </text:list-item>
        <text:list-item>
          <text:p text:style-name="P5"><text:span text:style-name="Strong_20_Emphasis">Tools &amp; Technologies:</text:span> Git, Gradle, Android Studio, Room, Retrofit, Glide</text:p>
        </text:list-item>
        <text:list-item>
          <text:p text:style-name="P5"><text:span text:style-name="Strong_20_Emphasis">Soft Skills:</text:span> Critical Thinking, Team Collaboration, Adaptability, UX-Focus</text:p>
        </text:list-item>
      </text:list>
      <text:p text:style-name="P2"/>
      <text:h text:style-name="P3" text:outline-level="3"><text:span text:style-name="Strong_20_Emphasis">Professional Experience</text:span></text:h>
      <text:p text:style-name="P4"><text:span text:style-name="Strong_20_Emphasis">Independent Kotlin Developer &amp; Hackathon Collaborator</text:span><text:line-break/><text:span text:style-name="Emphasis">Remote / Nairobi | Jan 2023 – Present</text:span></text:p>
      <text:list text:style-name="L2">
        <text:list-item>
          <text:p text:style-name="P6">Designed and developed production-ready Android applications in Kotlin.</text:p>
        </text:list-item>
        <text:list-item>
          <text:p text:style-name="P6">Implemented responsive UIs using <text:span text:style-name="Strong_20_Emphasis">Jetpack Compose</text:span> and <text:span text:style-name="Strong_20_Emphasis">XML</text:span>.</text:p>
        </text:list-item>
        <text:list-item>
          <text:p text:style-name="P6">Integrated <text:span text:style-name="Strong_20_Emphasis">Firebase</text:span> (Realtime Database, Auth, Cloud Messaging) and REST APIs.</text:p>
        </text:list-item>
        <text:list-item>
          <text:p text:style-name="P6">Utilized <text:span text:style-name="Strong_20_Emphasis">Kotlin Coroutines</text:span> for managing asynchronous operations.</text:p>
        </text:list-item>
        <text:list-item>
          <text:p text:style-name="P6">Worked on projects with tight deadlines and rapid prototyping environments.</text:p>
        </text:list-item>
      </text:list>
      <text:p text:style-name="P2"/>
      <text:h text:style-name="P3" text:outline-level="3"><text:soft-page-break/><text:span text:style-name="Strong_20_Emphasis">Key Projects</text:span></text:h>
      <text:h text:style-name="P7" text:outline-level="4"><text:span text:style-name="Strong_20_Emphasis">1. Telemedical App</text:span></text:h>
      <text:list text:style-name="L3">
        <text:list-item>
          <text:p text:style-name="P8">Built a platform connecting patients with doctors in real time.</text:p>
        </text:list-item>
        <text:list-item>
          <text:p text:style-name="P8">Integrated Firebase Realtime Database and push notifications.</text:p>
        </text:list-item>
        <text:list-item>
          <text:p text:style-name="P8">Used <text:span text:style-name="Strong_20_Emphasis">clean architecture</text:span> to ensure scalability and maintainability.</text:p>
        </text:list-item>
      </text:list>
      <text:h text:style-name="P7" text:outline-level="4"><text:span text:style-name="Strong_20_Emphasis">2. Chat Application</text:span></text:h>
      <text:list text:style-name="L4">
        <text:list-item>
          <text:p text:style-name="P9">Developed a real-time chat app with <text:span text:style-name="Strong_20_Emphasis">WebSocket</text:span>, <text:span text:style-name="Strong_20_Emphasis">Firebase</text:span>, and <text:span text:style-name="Strong_20_Emphasis">REST APIs</text:span>.</text:p>
        </text:list-item>
        <text:list-item>
          <text:p text:style-name="P9">Implemented features like voice/video calls, authentication, and profile management.</text:p>
        </text:list-item>
        <text:list-item>
          <text:p text:style-name="P9">Focused on secure and seamless user experience.</text:p>
        </text:list-item>
      </text:list>
      <text:h text:style-name="P7" text:outline-level="4"><text:span text:style-name="Strong_20_Emphasis">3. Food E-Commerce App</text:span></text:h>
      <text:list text:style-name="L5">
        <text:list-item>
          <text:p text:style-name="P10">Designed a food delivery app enabling users to browse menus and place orders.</text:p>
        </text:list-item>
        <text:list-item>
          <text:p text:style-name="P10">Added features like order tracking, cart functionality, and secure checkout.</text:p>
        </text:list-item>
        <text:list-item>
          <text:p text:style-name="P10">Used <text:span text:style-name="Strong_20_Emphasis">Jetpack Compose</text:span> for dynamic UI and <text:span text:style-name="Strong_20_Emphasis">Firebase</text:span> for backend integration.</text:p>
        </text:list-item>
      </text:list>
      <text:p text:style-name="P2"/>
      <text:h text:style-name="P3" text:outline-level="3"><text:span text:style-name="Strong_20_Emphasis">Education</text:span></text:h>
      <text:p text:style-name="P4"><text:span text:style-name="Strong_20_Emphasis">Full Stack Kotlin Developer Certification</text:span><text:line-break/><text:span text:style-name="Emphasis">Emobilis Institute of Technology</text:span> | Graduated: May 2023</text:p>
      <text:p text:style-name="P2"/>
      <text:h text:style-name="P3" text:outline-level="3"><text:span text:style-name="Strong_20_Emphasis">Certifications</text:span></text:h>
      <text:list text:style-name="L6">
        <text:list-item>
          <text:p text:style-name="P11">Android Development – Emobilis Institute of Technology</text:p>
        </text:list-item>
        <text:list-item>
          <text:p text:style-name="P11">Kotlin for Android Developers – JetBrains</text:p>
        </text:list-item>
      </text:list>
      <text:p text:style-name="P2"/>
      <text:h text:style-name="P3" text:outline-level="3"><text:span text:style-name="Strong_20_Emphasis">Technical Skills</text:span></text:h>
      <text:list text:style-name="L7">
        <text:list-item>
          <text:p text:style-name="P12"><text:span text:style-name="Strong_20_Emphasis">Languages:</text:span> Kotlin, Java (basic), XML</text:p>
        </text:list-item>
        <text:list-item>
          <text:p text:style-name="P12"><text:span text:style-name="Strong_20_Emphasis">Libraries &amp; Tools:</text:span> Jetpack Compose, Retrofit, Room, Glide, Picasso</text:p>
        </text:list-item>
        <text:list-item>
          <text:p text:style-name="P12"><text:span text:style-name="Strong_20_Emphasis">Firebase:</text:span> Auth, Messaging, Analytics, Realtime Database</text:p>
        </text:list-item>
        <text:list-item>
          <text:p text:style-name="P12"><text:span text:style-name="Strong_20_Emphasis">Development:</text:span> Android Studio, Git, Gradle</text:p>
        </text:list-item>
        <text:list-item>
          <text:p text:style-name="P12"><text:soft-page-break/><text:span text:style-name="Strong_20_Emphasis">Design:</text:span> Material Design, Custom Views, UX/UI Best Practices</text:p>
        </text:list-item>
        <text:list-item>
          <text:p text:style-name="P12"><text:span text:style-name="Strong_20_Emphasis">Other:</text:span> Push Notifications, OTP Verification, Agile/Scrum, CI/CD</text:p>
        </text:list-item>
      </text:list>
      <text:p text:style-name="P2"/>
      <text:h text:style-name="P3" text:outline-level="3"><text:span text:style-name="Strong_20_Emphasis">Additional Highlights</text:span></text:h>
      <text:list text:style-name="L8">
        <text:list-item>
          <text:p text:style-name="P13"><text:span text:style-name="Strong_20_Emphasis">Java:</text:span> Basic familiarity, primarily Kotlin-focused</text:p>
        </text:list-item>
        <text:list-item>
          <text:p text:style-name="P13"><text:span text:style-name="Strong_20_Emphasis">Server-side:</text:span> Experience with API design and Firebase Functions</text:p>
        </text:list-item>
        <text:list-item>
          <text:p text:style-name="P13"><text:span text:style-name="Strong_20_Emphasis">Cloud Exposure:</text:span> Some hands-on experience with Google Cloud; eager to expand</text:p>
        </text:list-item>
        <text:list-item>
          <text:p text:style-name="P13"><text:span text:style-name="Strong_20_Emphasis">Development Style:</text:span> Agile-focused, rapid prototyping from hackathon participation</text:p>
        </text:list-item>
      </text:list>
      <text:p text:style-name="P2"/>
      <text:p text:style-name="P14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" fo:font-family="Calibri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Calibri" fo:font-family="Calibri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Calibri" fo:font-family="Calibri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elvis odhiambo</meta:initial-creator>
    <meta:editing-cycles>3</meta:editing-cycles>
    <meta:creation-date>2024-12-19T16:35:00</meta:creation-date>
    <dc:date>2025-06-14T13:43:55.743242140</dc:date>
    <meta:editing-duration>PT6M49S</meta:editing-duration>
    <meta:generator>LibreOffice/25.2.2.2$Linux_X86_64 LibreOffice_project/520$Build-2</meta:generator>
    <meta:document-statistic meta:table-count="0" meta:image-count="0" meta:object-count="0" meta:page-count="3" meta:paragraph-count="46" meta:word-count="417" meta:character-count="2984" meta:non-whitespace-character-count="2641"/>
    <meta:user-defined meta:name="AppVersion">16.0000</meta:user-defined>
    <meta:template xlink:type="simple" xlink:actuate="onRequest" xlink:title="Normal" xlink:href=""/>
  </office:meta>
</office:document-meta>
</file>